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7cc" officeooo:paragraph-rsid="0003d7cc"/>
    </style:style>
    <style:style style:name="P2" style:family="paragraph" style:parent-style-name="Standard">
      <style:text-properties officeooo:rsid="00050c32" officeooo:paragraph-rsid="00050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1 REPORT</text:p>
      <text:p text:style-name="P1">By Ken Siva Lie and Jakob Notland</text:p>
      <text:p text:style-name="P1"/>
      <text:p text:style-name="P1">Description of the problem (max 3 pts)</text:p>
      <text:p text:style-name="P2">The problem is a “ropchain synthesis challenge”</text:p>
      <text:p text:style-name="P1"/>
      <text:p text:style-name="P1">Description of the "angr" tool (max 3 pts)<text:tab/></text:p>
      <text:p text:style-name="P1"/>
      <text:p text:style-name="P1">Decription of the idea(s) for solution (max 3 pts)<text:tab/></text:p>
      <text:p text:style-name="P1"/>
      <text:p text:style-name="P1">Description of the specific functions used in the solution (max 3 pts)<text:tab/></text:p>
      <text:p text:style-name="P1"/>
      <text:p text:style-name="P1">Practical demonstration how the solution works (max 3 pts)<text:tab/></text:p>
      <text:p text:style-name="P1"/>
      <text:p text:style-name="P1">Overall quality of the presentation (doc + slides) (max 5 pts)<text:tab/></text:p>
      <text:p text:style-name="P1"/>
      <text:p text:style-name="P1">Extra work (proposals how to extend the work, variants, …) (max 3 p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9:18:04.535011194</meta:creation-date>
    <dc:date>2017-10-01T19:41:18.615442291</dc:date>
    <meta:editing-duration>PT23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6" meta:character-count="491" meta:non-whitespace-character-count="410"/>
  </office:meta>
</office:document-meta>
</file>